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background-color="#ffff00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background-color="#ffffff">
        <style:background-image/>
      </style:paragraph-properties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T5" style:family="text">
      <style:text-properties style:font-name="Times New Roman" fo:font-size="12pt" fo:background-color="#ffff00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Questionnaire HTML/CSS</text:span></text:p>
      <text:p text:style-name="P5"/>
      <text:p text:style-name="Standard"><text:span text:style-name="T2">Donner la ou les mauvaises réponses.</text:span></text:p>
      <text:list xml:id="list5595379600886028564" text:style-name="WWNum2">
        <text:list-item>
          <text:p text:style-name="P1"><text:span text:style-name="T1">Le header sert à indiquer l’en d’une tête page au navigateur ? <text:s/></text:span><text:span text:style-name="T5">VRAI</text:span></text:p>
        </text:list-item>
        <text:list-item>
          <text:p text:style-name="P1"><text:span text:style-name="T1">On peut trouver les liens vers les réseaux sociaux, politique de confidentialité et les cgu dans un header ? </text:span><text:span text:style-name="T5">FAUX , dans le footer</text:span></text:p>
        </text:list-item>
        <text:list-item>
          <text:p text:style-name="P1"><text:span text:style-name="T1">Quelle est la raison principale d’utiliser les bonnes balises HTML ? </text:span><text:span text:style-name="T5">Le S.E.O</text:span></text:p>
        </text:list-item>
        <text:list-item>
          <text:p text:style-name="P1"><text:span text:style-name="T1">Le head et le header sont deux balises similaires ? </text:span><text:span text:style-name="T5">FAUX</text:span></text:p>
        </text:list-item>
        <text:list-item>
          <text:p text:style-name="P1"><text:span text:style-name="T1">Ou se trouve le contenu principal d’une page Html ? </text:span><text:span text:style-name="T5">Dans le vs Code pour la blague (sinon Main ou body en fonction de la définition du contenu principal)</text:span></text:p>
        </text:list-item>
      </text:list>
      <text:p text:style-name="Standard"><text:span text:style-name="T2">Un peu de mémoire.</text:span></text:p>
      <text:list xml:id="list7158483987652136794" text:style-name="WWNum3">
        <text:list-item>
          <text:p text:style-name="P2"><text:span text:style-name="T1">Quelle est la propriété qui sert à aligner des éléments et jouer sur leur position dans un container ? </text:span><text:span text:style-name="T5">Display= « flex »</text:span></text:p>
        </text:list-item>
      </text:list>
      <text:p text:style-name="Standard"><text:span text:style-name="T2">Quelles sont les balise inline ?</text:span></text:p>
      <text:list xml:id="list2272457871429490296" text:style-name="WWNum1">
        <text:list-item>
          <text:p text:style-name="P3"><text:span text:style-name="T1">Main</text:span></text:p>
        </text:list-item>
        <text:list-item>
          <text:p text:style-name="P4"><text:span text:style-name="T1">Span</text:span></text:p>
        </text:list-item>
        <text:list-item>
          <text:p text:style-name="P4"><text:span text:style-name="T1">A</text:span></text:p>
        </text:list-item>
        <text:list-item>
          <text:p text:style-name="P3"><text:span text:style-name="T1">Div</text:span></text:p>
        </text:list-item>
      </text:list>
      <text:p text:style-name="Standard"><text:span text:style-name="T2">Quelle propriété flex permet de modifier l’ordre des éléments sans modifier l’Html ?</text:span></text:p>
      <text:p text:style-name="P10"><text:span text:style-name="T3">Align-items</text:span></text:p>
      <text:p text:style-name="Standard"><text:span text:style-name="T3">Flex </text:span></text:p>
      <text:p text:style-name="Standard"><text:span text:style-name="T3">Flex-direction</text:span></text:p>
      <text:p text:style-name="P9"><text:span text:style-name="T4">Order</text:span></text:p>
      <text:p text:style-name="Standard"><text:span text:style-name="T2">Donner la ou les mauvaises réponses.</text:span></text:p>
      <text:p text:style-name="Standard"><text:span text:style-name="T1">On définit des colonnes en grid avec grid-templates-row.</text:span></text:p>
      <text:p text:style-name="Standard"><text:span text:style-name="T1">Le gap permet d’espacer les éléments dans un grid.</text:span></text:p>
      <text:p text:style-name="Standard"><text:span text:style-name="T1">On peut définir les unités de mesures en pourcentages dans un grid.</text:span></text:p>
      <text:p text:style-name="P7"><text:span text:style-name="T1">On ne peut pas gérer le point d’arrivée en grid.</text:span></text:p>
      <text:p text:style-name="Standard"><text:span text:style-name="T2">Quelle est la propriété qui permet de superposer des éléments ? </text:span></text:p>
      <text:p text:style-name="Standard"><text:span text:style-name="T3">Display</text:span></text:p>
      <text:p text:style-name="Standard"><text:span text:style-name="T3">Flex </text:span></text:p>
      <text:p text:style-name="P7"><text:soft-page-break/><text:span text:style-name="T3">Z-index</text:span></text:p>
      <text:p text:style-name="Standard"><text:span text:style-name="T3">Flex-direction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banaisjeremie@gmail.com</meta:initial-creator>
    <meta:editing-cycles>2</meta:editing-cycles>
    <meta:creation-date>2023-12-09T15:19:00</meta:creation-date>
    <dc:date>2023-12-15T14:39:06.46</dc:date>
    <meta:editing-duration>PT1S</meta:editing-duration>
    <meta:generator>OpenOffice/4.1.14$Win32 OpenOffice.org_project/4114m1$Build-9811</meta:generator>
    <meta:document-statistic meta:table-count="0" meta:image-count="0" meta:object-count="0" meta:page-count="2" meta:paragraph-count="29" meta:word-count="222" meta:character-count="12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